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Holder.setTransaction( @ Nullable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Holder.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o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Holder.setPreviousFlushMode( @ Nullable FlushMode previousFlush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older.getPreviousFlush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older.SessionHold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old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